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A2000000C46AB4C60B8DEB4888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94cm" svg:height="3.888cm" svg:x="6.538cm" svg:y="13.015cm">
          <draw:image xlink:href="Pictures/10000000000001A2000000C46AB4C60B8DEB48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11:37.317552822</meta:creation-date>
    <dc:date>2018-03-16T15:12:28.721027717</dc:date>
    <meta:editing-duration>PT5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